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Narrow" svg:font-family="'Aptos Narrow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page"/>
    </style:style>
    <style:style style:name="Table1.A" style:family="table-column">
      <style:table-column-properties style:column-width="3.459in"/>
    </style:style>
    <style:style style:name="Table1.B" style:family="table-column">
      <style:table-column-properties style:column-width="0.959in"/>
    </style:style>
    <style:style style:name="Table1.C" style:family="table-column">
      <style:table-column-properties style:column-width="2.0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P1" style:family="paragraph" style:parent-style-name="Standard">
      <style:text-properties fo:color="#ffffff" loext:opacity="100%"/>
    </style:style>
    <style:style style:name="P2" style:family="paragraph" style:parent-style-name="List_20_Paragraph" style:list-style-name="WWNum1">
      <style:text-properties fo:color="#ffffff" loext:opacity="100%"/>
    </style:style>
    <style:style style:name="P3" style:family="paragraph" style:parent-style-name="List_20_Paragraph">
      <style:text-properties fo:color="#ffffff" loext:opacity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ffffff" loext:opacity="100%"/>
    </style:style>
    <style:style style:name="P6" style:family="paragraph" style:parent-style-name="Standard">
      <style:text-properties fo:color="#ffffff" loext:opacity="100%" style:font-name="Aptos Narrow" style:letter-kerning="false" style:font-name-asian="Times New Roman" style:font-name-complex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ptos Narrow" fo:font-weight="bold" style:letter-kerning="false" style:font-name-asian="Times New Roman" style:font-weight-asian="bold" style:font-name-complex="Times New Roman" style:font-weight-complex="bold"/>
    </style:style>
    <style:style style:name="T4" style:family="text">
      <style:text-properties style:font-name="Aptos Narrow" style:letter-kerning="false" style:font-name-asian="Times New Roman" style:font-name-complex="Times New Roman"/>
    </style:style>
    <style:style style:name="T5" style:family="text">
      <style:text-properties fo:font-family="'Times New Roman'" style:font-family-generic="roman" style:font-pitch="variable" fo:font-weight="bold" style:letter-kerning="false" style:font-name-asian="Times New Roman" style:font-weight-asian="bold" style:font-name-complex="Times New Roman" style:font-weight-complex="bold"/>
    </style:style>
    <style:style style:name="T6" style:family="text">
      <style:text-properties fo:font-family="'Times New Roman'" style:font-family-generic="roman" style:font-pitch="variable" style:letter-kerning="false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: Baby Cry Types</text:span></text:p>
      <text:p text:style-name="P1">It has been claimed that babies cry uniquely for any and every reason, including diaper changes and hunger. <text:s/>However, data and models will confess to anything when under enough pressure. <text:s/>Here, you will investigate whether 5 different baby cry samples are acoustically distinct. </text:p>
      <text:p text:style-name="P1"/>
      <text:list text:style-name="WWNum1">
        <text:list-item>
          <text:p text:style-name="P2">Summary Statistics of Demographics. <text:s/>Are babies similar in all 5 groups?</text:p>
        </text:list-item>
        <text:list-item>
          <text:p text:style-name="P2">Unsupervised learning: </text:p>
          <text:list>
            <text:list-item>
              <text:p text:style-name="P2">How many cry types/clusters exist in the data based on acoustic features?</text:p>
            </text:list-item>
            <text:list-item>
              <text:p text:style-name="P2">When the data is clustered into categories, how well do these categories map to parent labels (confusion matrix)?</text:p>
            </text:list-item>
            <text:list-item>
              <text:p text:style-name="P2">Which type of cry is the most separable and unique? <text:s/>Rank categories from most to least unique/separable.</text:p>
            </text:list-item>
            <text:list-item>
              <text:p text:style-name="P2">How many dimensions are the cry acoustics? <text:s/></text:p>
            </text:list-item>
          </text:list>
        </text:list-item>
        <text:list-item>
          <text:p text:style-name="P2"><text:s/>Supervised learning:</text:p>
          <text:list>
            <text:list-item>
              <text:p text:style-name="P2">Using 5 parent labels, what is the average cross-validated accuracy? <text:s/></text:p>
            </text:list-item>
            <text:list-item>
              <text:p text:style-name="P2">Using cluster labels of N categories, what is the average cross-validated accuracy?</text:p>
            </text:list-item>
            <text:list-item>
              <text:p text:style-name="P2">Does adding demographic information to the classifier improve accuracy?</text:p>
            </text:list-item>
          </text:list>
        </text:list-item>
      </text:list>
      <text:p text:style-name="P3"/>
      <text:p text:style-name="P1">Data:</text:p>
      <text:p text:style-name="P1"><text:span text:style-name="T2">Demographics_students.xlsx</text:span>: <text:s/>This contains demographic information </text:p>
      <text:p text:style-name="P1"><text:span text:style-name="T1">ID:</text:span> Participant ID <text:s/></text:p>
      <text:p text:style-name="P1"><text:span text:style-name="T1">Reason:</text:span> Parent Label <text:s/></text:p>
      <text:p text:style-name="P1"><text:span text:style-name="T1">Age:</text:span> Baby's Age <text:s/></text:p>
      <text:p text:style-name="P1"><text:span text:style-name="T1">Gender:</text:span> Baby's Gender</text:p>
      <text:p text:style-name="P1"><text:span text:style-name="T2">Filtered_full_data_odd.csv</text:span></text:p>
      <text:p text:style-name="P1"><text:soft-page-break/><text:span text:style-name="T3">ParentFile</text:span><text:span text:style-name="T4"> <text:s/>Parent Label. <text:s/>Remove unnecessary parts - e.g. gemaps_part_diaper.csv = diaper</text:span></text:p>
      <text:p text:style-name="P1"><text:span text:style-name="T3">Filename</text:span><text:span text:style-name="T4">: Filename/ID. <text:s/>First portion of Filename corresponds to User ID in demographics file.</text:span></text:p>
      <text:p text:style-name="P1"><text:span text:style-name="T4">Remaining columns: <text:s/>Acoustic featur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"><text:span text:style-name="T5">Feature Name</text:span></text:p>
            </table:table-cell>
            <table:table-cell table:style-name="Table1.A1" office:value-type="string">
              <text:p text:style-name="P4"><text:span text:style-name="T5">Category</text:span></text:p>
            </table:table-cell>
            <table:table-cell table:style-name="Table1.A1" office:value-type="string">
              <text:p text:style-name="P4"><text:span text:style-name="T5">Description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5"><text:span text:style-name="T5">shimmerLocaldB_sma3nz_amean</text:span></text:p>
          </table:table-cell>
          <table:table-cell table:style-name="Table1.A1" office:value-type="string">
            <text:p text:style-name="P5"><text:span text:style-name="T6">Voice Quality</text:span></text:p>
          </table:table-cell>
          <table:table-cell table:style-name="Table1.A1" office:value-type="string">
            <text:p text:style-name="P5"><text:span text:style-name="T6">Average local amplitude perturbation (shimmer) in dB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shimmerLocaldB_sma3nz_stddevNorm</text:span></text:p>
          </table:table-cell>
          <table:table-cell table:style-name="Table1.A1" office:value-type="string">
            <text:p text:style-name="P5"><text:span text:style-name="T6">Voice Quality</text:span></text:p>
          </table:table-cell>
          <table:table-cell table:style-name="Table1.A1" office:value-type="string">
            <text:p text:style-name="P5"><text:span text:style-name="T6">Variability (normalized std. dev.) of local shimme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HNRdBACF_sma3nz_amean</text:span></text:p>
          </table:table-cell>
          <table:table-cell table:style-name="Table1.A1" office:value-type="string">
            <text:p text:style-name="P5"><text:span text:style-name="T6">Voice Quality</text:span></text:p>
          </table:table-cell>
          <table:table-cell table:style-name="Table1.A1" office:value-type="string">
            <text:p text:style-name="P5"><text:span text:style-name="T6">Harmonics-to-noise ratio in dB – reflects voice clarity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alphaRatioV_sma3nz_amean</text:span></text:p>
          </table:table-cell>
          <table:table-cell table:style-name="Table1.A1" office:value-type="string">
            <text:p text:style-name="P5"><text:span text:style-name="T6">Spectral Balance</text:span></text:p>
          </table:table-cell>
          <table:table-cell table:style-name="Table1.A1" office:value-type="string">
            <text:p text:style-name="P5"><text:span text:style-name="T6">Ratio of energy &lt;1kHz to 1–5kHz in voiced segments (timbre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alphaRatioV_sma3nz_stddevNorm</text:span></text:p>
          </table:table-cell>
          <table:table-cell table:style-name="Table1.A1" office:value-type="string">
            <text:p text:style-name="P5"><text:span text:style-name="T6">Spectral Balance</text:span></text:p>
          </table:table-cell>
          <table:table-cell table:style-name="Table1.A1" office:value-type="string">
            <text:p text:style-name="P5"><text:span text:style-name="T6">Normalized variability of alpha ratio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udness_sma3_amean</text:span></text:p>
          </table:table-cell>
          <table:table-cell table:style-name="Table1.A1" office:value-type="string">
            <text:p text:style-name="P5"><text:span text:style-name="T6">Loudness</text:span></text:p>
          </table:table-cell>
          <table:table-cell table:style-name="Table1.A1" office:value-type="string">
            <text:p text:style-name="P5"><text:span text:style-name="T6">Mean perceived loudnes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udness_sma3_stddevNorm</text:span></text:p>
          </table:table-cell>
          <table:table-cell table:style-name="Table1.A1" office:value-type="string">
            <text:p text:style-name="P5"><text:span text:style-name="T6">Loudness</text:span></text:p>
          </table:table-cell>
          <table:table-cell table:style-name="Table1.A1" office:value-type="string">
            <text:p text:style-name="P5"><text:span text:style-name="T6">Normalized standard deviation of loudness (dynamic range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udness_sma3_percentile20.0</text:span></text:p>
          </table:table-cell>
          <table:table-cell table:style-name="Table1.A1" office:value-type="string">
            <text:p text:style-name="P5"><text:span text:style-name="T6">Loudness</text:span></text:p>
          </table:table-cell>
          <table:table-cell table:style-name="Table1.A1" office:value-type="string">
            <text:p text:style-name="P5"><text:span text:style-name="T6">Loudness value at 20th percentil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udness_sma3_percentile50.0</text:span></text:p>
          </table:table-cell>
          <table:table-cell table:style-name="Table1.A1" office:value-type="string">
            <text:p text:style-name="P5"><text:span text:style-name="T6">Loudness</text:span></text:p>
          </table:table-cell>
          <table:table-cell table:style-name="Table1.A1" office:value-type="string">
            <text:p text:style-name="P5"><text:span text:style-name="T6">Loudness value at 50th percentile (median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udness_sma3_percentile80.0</text:span></text:p>
          </table:table-cell>
          <table:table-cell table:style-name="Table1.A1" office:value-type="string">
            <text:p text:style-name="P5"><text:span text:style-name="T6">Loudness</text:span></text:p>
          </table:table-cell>
          <table:table-cell table:style-name="Table1.A1" office:value-type="string">
            <text:p text:style-name="P5"><text:span text:style-name="T6">Loudness value at 80th percentile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loudness_sma3_meanRisingSlope</text:span></text:p>
          </table:table-cell>
          <table:table-cell table:style-name="Table1.A1" office:value-type="string">
            <text:p text:style-name="P5"><text:span text:style-name="T6">Loudness Dynamics</text:span></text:p>
          </table:table-cell>
          <table:table-cell table:style-name="Table1.A1" office:value-type="string">
            <text:p text:style-name="P5"><text:span text:style-name="T6">Mean slope of increasing loudness – reflects energy burs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0semitoneFrom27.5Hz_sma3nz_percentile20.0</text:span></text:p>
          </table:table-cell>
          <table:table-cell table:style-name="Table1.A1" office:value-type="string">
            <text:p text:style-name="P5"><text:span text:style-name="T6">Pitch (F0)</text:span></text:p>
          </table:table-cell>
          <table:table-cell table:style-name="Table1.A1" office:value-type="string">
            <text:p text:style-name="P5"><text:span text:style-name="T6">20th percentile of pitch in semitones from 27.5 Hz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0semitoneFrom27.5Hz_sma3nz_percent</text:span><text:soft-page-break/><text:span text:style-name="T5">ile50.0</text:span></text:p>
          </table:table-cell>
          <table:table-cell table:style-name="Table1.A1" office:value-type="string">
            <text:p text:style-name="P5"><text:span text:style-name="T6">Pitch (F0)</text:span></text:p>
          </table:table-cell>
          <table:table-cell table:style-name="Table1.A1" office:value-type="string">
            <text:p text:style-name="P5"><text:span text:style-name="T6">50th percentile (median) </text:span><text:soft-page-break/><text:span text:style-name="T6">of pitch in semiton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0semitoneFrom27.5Hz_sma3nz_percentile80.0</text:span></text:p>
          </table:table-cell>
          <table:table-cell table:style-name="Table1.A1" office:value-type="string">
            <text:p text:style-name="P5"><text:span text:style-name="T6">Pitch (F0)</text:span></text:p>
          </table:table-cell>
          <table:table-cell table:style-name="Table1.A1" office:value-type="string">
            <text:p text:style-name="P5"><text:span text:style-name="T6">80th percentile of pitch in semiton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0semitoneFrom27.5Hz_sma3nz_pctlrange0.2</text:span></text:p>
          </table:table-cell>
          <table:table-cell table:style-name="Table1.A1" office:value-type="string">
            <text:p text:style-name="P5"><text:span text:style-name="T6">Pitch (F0)</text:span></text:p>
          </table:table-cell>
          <table:table-cell table:style-name="Table1.A1" office:value-type="string">
            <text:p text:style-name="P5"><text:span text:style-name="T6">Pitch range between 90th and 10th percentil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0semitoneFrom27.5Hz_sma3nz_stddevNorm</text:span></text:p>
          </table:table-cell>
          <table:table-cell table:style-name="Table1.A1" office:value-type="string">
            <text:p text:style-name="P5"><text:span text:style-name="T6">Pitch (F0)</text:span></text:p>
          </table:table-cell>
          <table:table-cell table:style-name="Table1.A1" office:value-type="string">
            <text:p text:style-name="P5"><text:span text:style-name="T6">Normalized pitch variability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1amplitudeLogRelF0_sma3nz_amean</text:span></text:p>
          </table:table-cell>
          <table:table-cell table:style-name="Table1.A1" office:value-type="string">
            <text:p text:style-name="P5"><text:span text:style-name="T6">Formant</text:span></text:p>
          </table:table-cell>
          <table:table-cell table:style-name="Table1.A1" office:value-type="string">
            <text:p text:style-name="P5"><text:span text:style-name="T6">Mean log-amplitude of F1 relative to F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1amplitudeLogRelF0_sma3nz_stddevNorm</text:span></text:p>
          </table:table-cell>
          <table:table-cell table:style-name="Table1.A1" office:value-type="string">
            <text:p text:style-name="P5"><text:span text:style-name="T6">Formant</text:span></text:p>
          </table:table-cell>
          <table:table-cell table:style-name="Table1.A1" office:value-type="string">
            <text:p text:style-name="P5"><text:span text:style-name="T6">Variability in F1 amplitude relative to F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2amplitudeLogRelF0_sma3nz_amean</text:span></text:p>
          </table:table-cell>
          <table:table-cell table:style-name="Table1.A1" office:value-type="string">
            <text:p text:style-name="P5"><text:span text:style-name="T6">Formant</text:span></text:p>
          </table:table-cell>
          <table:table-cell table:style-name="Table1.A1" office:value-type="string">
            <text:p text:style-name="P5"><text:span text:style-name="T6">Mean log-amplitude of F2 relative to F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2amplitudeLogRelF0_sma3nz_stddevNorm</text:span></text:p>
          </table:table-cell>
          <table:table-cell table:style-name="Table1.A1" office:value-type="string">
            <text:p text:style-name="P5"><text:span text:style-name="T6">Formant</text:span></text:p>
          </table:table-cell>
          <table:table-cell table:style-name="Table1.A1" office:value-type="string">
            <text:p text:style-name="P5"><text:span text:style-name="T6">Variability in F2 amplitude relative to F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3amplitudeLogRelF0_sma3nz_amean</text:span></text:p>
          </table:table-cell>
          <table:table-cell table:style-name="Table1.A1" office:value-type="string">
            <text:p text:style-name="P5"><text:span text:style-name="T6">Formant</text:span></text:p>
          </table:table-cell>
          <table:table-cell table:style-name="Table1.A1" office:value-type="string">
            <text:p text:style-name="P5"><text:span text:style-name="T6">Mean log-amplitude of F3 relative to F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F3amplitudeLogRelF0_sma3nz_stddevNorm</text:span></text:p>
          </table:table-cell>
          <table:table-cell table:style-name="Table1.A1" office:value-type="string">
            <text:p text:style-name="P5"><text:span text:style-name="T6">Formant</text:span></text:p>
          </table:table-cell>
          <table:table-cell table:style-name="Table1.A1" office:value-type="string">
            <text:p text:style-name="P5"><text:span text:style-name="T6">Variability in F3 amplitude relative to F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MeanUnvoicedSegmentLength</text:span></text:p>
          </table:table-cell>
          <table:table-cell table:style-name="Table1.A1" office:value-type="string">
            <text:p text:style-name="P5"><text:span text:style-name="T6">Temporal</text:span></text:p>
          </table:table-cell>
          <table:table-cell table:style-name="Table1.A1" office:value-type="string">
            <text:p text:style-name="P5"><text:span text:style-name="T6">Average duration of unvoiced (silent or voiceless) segmen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StddevUnvoicedSegmentLength</text:span></text:p>
          </table:table-cell>
          <table:table-cell table:style-name="Table1.A1" office:value-type="string">
            <text:p text:style-name="P5"><text:span text:style-name="T6">Temporal</text:span></text:p>
          </table:table-cell>
          <table:table-cell table:style-name="Table1.A1" office:value-type="string">
            <text:p text:style-name="P5"><text:span text:style-name="T6">Variability in unvoiced segment length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slopeV500.1500_sma3nz_amean</text:span></text:p>
          </table:table-cell>
          <table:table-cell table:style-name="Table1.A1" office:value-type="string">
            <text:p text:style-name="P5"><text:span text:style-name="T6">Spectral Slope</text:span></text:p>
          </table:table-cell>
          <table:table-cell table:style-name="Table1.A1" office:value-type="string">
            <text:p text:style-name="P5"><text:span text:style-name="T6">Average spectral slope between 500–1500 Hz in voiced frame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Narrow" svg:font-family="'Aptos Narrow'" style:font-family-generic="swiss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derson, Ariana</meta:initial-creator>
    <meta:editing-cycles>3</meta:editing-cycles>
    <meta:creation-date>2025-05-05T19:04:00</meta:creation-date>
    <dc:date>2025-05-14T13:51:28.298337899</dc:date>
    <meta:editing-duration>PT28M6S</meta:editing-duration>
    <meta:generator>LibreOffice/25.2.3.2$Linux_X86_64 LibreOffice_project/520$Build-2</meta:generator>
    <meta:document-statistic meta:table-count="1" meta:image-count="0" meta:object-count="0" meta:page-count="3" meta:paragraph-count="100" meta:word-count="438" meta:character-count="3567" meta:non-whitespace-character-count="3216"/>
    <meta:user-defined meta:name="AppVersion">16.0000</meta:user-defined>
    <meta:template xlink:type="simple" xlink:actuate="onRequest" xlink:title="Normal.dotm" xlink:href=""/>
  </office:meta>
</office:document-meta>
</file>